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932" officeooo:paragraph-rsid="0015b932"/>
    </style:style>
    <style:style style:name="P2" style:family="paragraph" style:parent-style-name="Standard">
      <style:paragraph-properties fo:text-align="center" style:justify-single-word="false"/>
      <style:text-properties officeooo:rsid="0015b932" officeooo:paragraph-rsid="0015b932"/>
    </style:style>
    <style:style style:name="P3" style:family="paragraph" style:parent-style-name="Standard">
      <style:text-properties officeooo:rsid="0016589e" officeooo:paragraph-rsid="0016589e"/>
    </style:style>
    <style:style style:name="T1" style:family="text">
      <style:text-properties officeooo:rsid="00165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quette «<text:span text:style-name="T1">Wolf Gang</text:span>»</text:p>
      <text:p text:style-name="P2"/>
      <text:p text:style-name="P2"/>
      <text:p text:style-name="P2"/>
      <text:p text:style-name="P1"/>
      <text:p text:style-name="P3">Utilisation de Jquery et du plugin « FlexSlider », ainsi qu’une incrustation d’une vidé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3:36.977000000</meta:creation-date>
    <dc:date>2018-03-26T22:34:02.184000000</dc:date>
    <meta:editing-duration>PT10M24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2" meta:word-count="17" meta:character-count="109" meta:non-whitespace-character-count="94"/>
  </office:meta>
</office:document-meta>
</file>